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Versions/Version6"/>
  <manifest:file-entry manifest:media-type="" manifest:full-path="Versions/Version7"/>
  <manifest:file-entry manifest:media-type="" manifest:full-path="Versions/Version8"/>
  <manifest:file-entry manifest:media-type="" manifest:full-path="Versions/Version9"/>
  <manifest:file-entry manifest:media-type="" manifest:full-path="Versions/Version1"/>
  <manifest:file-entry manifest:media-type="" manifest:full-path="Versions/Version10"/>
  <manifest:file-entry manifest:media-type="" manifest:full-path="Versions/Version2"/>
  <manifest:file-entry manifest:media-type="" manifest:full-path="Versions/Version3"/>
  <manifest:file-entry manifest:media-type="" manifest:full-path="Versions/Version4"/>
  <manifest:file-entry manifest:media-type="" manifest:full-path="Versions/Version5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25in"/>
    </style:style>
    <style:style style:name="co2" style:family="table-column">
      <style:table-column-properties fo:break-before="auto" style:column-width="0.4146in"/>
    </style:style>
    <style:style style:name="co3" style:family="table-column">
      <style:table-column-properties fo:break-before="auto" style:column-width="1.6929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9283in"/>
    </style:style>
    <style:style style:name="co6" style:family="table-column">
      <style:table-column-properties fo:break-before="auto" style:column-width="0.8083in"/>
    </style:style>
    <style:style style:name="co7" style:family="table-column">
      <style:table-column-properties fo:break-before="auto" style:column-width="0.6335in"/>
    </style:style>
    <style:style style:name="co8" style:family="table-column">
      <style:table-column-properties fo:break-before="auto" style:column-width="0.689in"/>
    </style:style>
    <style:style style:name="co9" style:family="table-column">
      <style:table-column-properties fo:break-before="auto" style:column-width="0.9937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0.8846in"/>
    </style:style>
    <style:style style:name="co12" style:family="table-column">
      <style:table-column-properties fo:break-before="auto" style:column-width="0.6445in"/>
    </style:style>
    <style:style style:name="co13" style:family="table-column">
      <style:table-column-properties fo:break-before="auto" style:column-width="1.1925in"/>
    </style:style>
    <style:style style:name="co14" style:family="table-column">
      <style:table-column-properties fo:break-before="auto" style:column-width="0.6772in"/>
    </style:style>
    <style:style style:name="co15" style:family="table-column">
      <style:table-column-properties fo:break-before="auto" style:column-width="1.3437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289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">
      <style:table-cell-properties fo:background-color="#c0c0c0" style:text-align-source="fix" style:repeat-content="false" fo:border="none" fo:padding="0.01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padding="0.0193in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padding="0.0193in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fo:padding="0.0193in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193in"/>
    </style:style>
    <style:style style:name="ce6" style:family="table-cell" style:parent-style-name="Default">
      <style:table-cell-properties fo:border-bottom="0.0008in solid #000000" style:text-align-source="fix" style:repeat-content="false" fo:wrap-option="wrap" fo:border-left="none" fo:padding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8">
      <style:table-cell-properties style:text-align-source="fix" style:repeat-content="false" fo:border="0.0008in solid #000000" fo:padding="0.0193in"/>
      <style:paragraph-properties fo:text-align="center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fo:border="0.0008in solid #000000" fo:padding="0.0193in"/>
    </style:style>
    <style:style style:name="ce9" style:family="table-cell" style:parent-style-name="Default">
      <style:text-properties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no-wrap" fo:border="none" fo:padding="0.0193in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order-bottom="0.0008in solid #000000" style:text-align-source="fix" style:repeat-content="false" fo:wrap-option="wrap" fo:border-left="none" fo:padding="0.0193in" fo:border-right="none" fo:border-top="none"/>
      <style:paragraph-properties fo:text-align="center" fo:margin-left="0in"/>
      <style:text-properties fo:font-weight="bold"/>
    </style:style>
    <style:style style:name="ce13" style:family="table-cell" style:parent-style-name="Default">
      <style:table-cell-properties style:text-align-source="fix" style:repeat-content="false" fo:border="0.0008in solid #000000" fo:padding="0.0193in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0008in solid #000000" style:text-align-source="fix" style:repeat-content="false" fo:wrap-option="wrap" fo:border-left="none" fo:padding="0.0193in" fo:border-right="none" fo:border-top="none"/>
      <style:paragraph-properties fo:text-align="center" fo:margin-left="0in"/>
      <style:text-properties fo:font-size="10pt" fo:font-weight="bold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008in solid #000000" fo:padding="0.0193in"/>
      <style:paragraph-properties fo:text-align="center" fo:margin-left="0in"/>
      <style:text-properties fo:font-size="8pt" fo:font-weight="normal" style:font-size-asian="8pt" style:font-size-complex="8pt"/>
    </style:style>
    <style:style style:name="ce19" style:family="table-cell" style:parent-style-name="Default" style:data-style-name="N117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17">
      <style:table-cell-properties style:text-align-source="fix" style:repeat-content="false" fo:border="0.0008in solid #000000" fo:padding="0.0193in"/>
      <style:paragraph-properties fo:text-align="center" fo:margin-left="0in"/>
      <style:text-properties fo:font-size="8pt" style:font-size-asian="8pt" style:font-size-complex="8pt"/>
    </style:style>
    <style:style style:name="ce22" style:family="table-cell" style:parent-style-name="Default" style:data-style-name="N117">
      <style:table-cell-properties style:text-align-source="fix" style:repeat-content="false" fo:border="0.0008in solid #000000" fo:padding="0.0193in"/>
      <style:paragraph-properties fo:text-align="center" fo:margin-left="0in"/>
      <style:text-properties fo:font-size="8pt" fo:font-weight="normal" style:font-size-asian="8pt" style:font-size-complex="8pt"/>
    </style:style>
    <style:style style:name="ce23" style:family="table-cell" style:parent-style-name="Default">
      <style:table-cell-properties style:text-align-source="fix" style:repeat-content="false" fo:border="0.0008in solid #000000" fo:padding="0.0193in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text-align-source="fix" style:repeat-content="false" fo:wrap-option="no-wrap" fo:padding="0.0193in"/>
      <style:paragraph-properties fo:text-align="center" fo:margin-left="0in"/>
    </style:style>
    <style:style style:name="ce25" style:family="table-cell" style:parent-style-name="Default" style:data-style-name="N117">
      <style:table-cell-properties style:text-align-source="fix" style:repeat-content="false" fo:border="0.0008in solid #000000" fo:padding="0.0193in"/>
      <style:paragraph-properties fo:text-align="center" fo:margin-left="0in"/>
    </style:style>
    <style:style style:name="ce26" style:family="table-cell" style:parent-style-name="Default" style:data-style-name="N117">
      <style:table-cell-properties style:text-align-source="fix" style:repeat-content="false" fo:border="0.0008in solid #000000" fo:padding="0.0193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7">
      <style:table-cell-properties fo:border="0.0008in solid #000000" fo:padding="0.0193in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0.0008in solid #000000" fo:padding="0.0193in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 fo:padding="0.0193in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6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6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7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7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7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1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6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insertion table:id="ct1" table:acceptance-state="accepted" table:type="row" table:position="68" table:count="2" table:table="0">
          <office:change-info>
            <dc:creator>George Marr</dc:creator>
            <dc:date>2013-04-14T23:46:21.89</dc:date>
          </office:change-info>
          <table:dependencies>
            <table:dependence table:id="ct10"/>
            <table:dependence table:id="ct9"/>
            <table:dependence table:id="ct8"/>
            <table:dependence table:id="ct7"/>
          </table:dependencies>
        </table:insertion>
        <table:deletion table:id="ct2" table:acceptance-state="accepted" table:type="row" table:position="67" table:table="0" table:multi-deletion-spanned="2">
          <office:change-info>
            <dc:creator>George Marr</dc:creator>
            <dc:date>2013-04-14T23:46:21.92</dc:date>
          </office:change-info>
        </table:deletion>
        <table:deletion table:id="ct3" table:acceptance-state="accepted" table:type="row" table:position="67" table:table="0">
          <office:change-info>
            <dc:creator>George Marr</dc:creator>
            <dc:date>2013-04-14T23:46:21.93</dc:date>
          </office:change-info>
          <table:deletions>
            <table:change-deletion table:id="ct2"/>
          </table:deletions>
        </table:deletion>
        <table:cell-content-change table:id="ct4" table:acceptance-state="accepted">
          <table:cell-address table:column="14" table:row="26" table:table="0"/>
          <office:change-info>
            <dc:creator>George Marr</dc:creator>
            <dc:date>2013-04-14T23:46:21.95</dc:date>
          </office:change-info>
          <table:previous>
            <table:change-track-table-cell office:value-type="string">
              <text:p>Available</text:p>
            </table:change-track-table-cell>
          </table:previous>
        </table:cell-content-change>
        <table:cell-content-change table:id="ct5" table:acceptance-state="accepted">
          <table:cell-address table:column="14" table:row="40" table:table="0"/>
          <office:change-info>
            <dc:creator>George Marr</dc:creator>
            <dc:date>2013-04-14T23:46:21.95</dc:date>
          </office:change-info>
          <table:previous>
            <table:change-track-table-cell office:value-type="string">
              <text:p>Available</text:p>
            </table:change-track-table-cell>
          </table:previous>
        </table:cell-content-change>
        <table:cell-content-change table:id="ct6" table:acceptance-state="accepted">
          <table:cell-address table:column="0" table:row="67" table:table="0"/>
          <office:change-info>
            <dc:creator>George Marr</dc:creator>
            <dc:date>2013-04-14T23:46:21.96</dc:date>
          </office:change-info>
          <table:previous>
            <table:change-track-table-cell office:value-type="string">
              <text:p>Beckett.com Last Update</text:p>
            </table:change-track-table-cell>
          </table:previous>
        </table:cell-content-change>
        <table:cell-content-change table:id="ct7" table:acceptance-state="accepted">
          <table:cell-address table:column="0" table:row="68" table:table="0"/>
          <office:change-info>
            <dc:creator>George Marr</dc:creator>
            <dc:date>2013-04-14T23:46:21.96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4" table:row="68" table:table="0"/>
          <office:change-info>
            <dc:creator>George Marr</dc:creator>
            <dc:date>2013-04-14T23:46:21.96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0" table:row="69" table:table="0"/>
          <office:change-info>
            <dc:creator>George Marr</dc:creator>
            <dc:date>2013-04-14T23:46:21.96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4" table:row="69" table:table="0"/>
          <office:change-info>
            <dc:creator>George Marr</dc:creator>
            <dc:date>2013-04-14T23:46:21.96</dc:date>
          </office:change-info>
          <table:previous>
            <table:change-track-table-cell/>
          </table:previous>
        </table:cell-content-change>
      </table:tracked-changes>
      <table:table table:name="Retro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1007" table:default-cell-style-name="ce5"/>
        <table:table-row table:style-name="ro1">
          <table:table-cell table:style-name="ce1" office:value-type="string" table:number-columns-spanned="13" table:number-rows-spanned="1">
            <office:annotation office:display="true" draw:style-name="gr1" draw:text-style-name="P2" svg:width="1.2598in" svg:height="0.2409in" svg:x="8.1417in" svg:y="0.4004in" draw:caption-point-x="2.3441in" draw:caption-point-y="-0.3965in">
              <dc:creator>GUM</dc:creator>
              <dc:date>2020-01-04T00:00:00</dc:date>
              <text:p text:style-name="P1"><text:span text:style-name="T1">CardSet.FullName</text:span></text:p>
            </office:annotation>
            <text:p>2010-11 (UDC) O-Pee-Chee Retro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/>
          <table:table-cell/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ce3" office:value-type="string" table:number-columns-spanned="3" table:number-rows-spanned="1">
            <text:p>Season:</text:p>
          </table:table-cell>
          <table:covered-table-cell/>
          <table:covered-table-cell table:style-name="ce14"/>
          <table:table-cell table:style-name="ce15" office:value-type="string">
            <office:annotation office:display="true" draw:style-name="gr2" draw:text-style-name="P2" svg:width="1.1413in" svg:height="0.2634in" svg:x="4.9713in" svg:y="0.3059in" draw:caption-point-x="-1.5598in" draw:caption-point-y="0.1752in">
              <dc:creator>GUM</dc:creator>
              <dc:date>2020-01-04T00:00:00</dc:date>
              <text:p text:style-name="P1"><text:span text:style-name="T1">CardSet.Season</text:span></text:p>
            </office:annotation>
            <text:p>2010-11</text:p>
          </table:table-cell>
          <table:table-cell table:style-name="ce14"/>
          <table:table-cell table:style-name="Default" table:number-columns-repeated="8"/>
          <table:table-cell table:number-columns-repeated="1011"/>
        </table:table-row>
        <table:table-row table:style-name="ro2">
          <table:table-cell table:style-name="ce4" office:value-type="string" table:number-columns-spanned="3" table:number-rows-spanned="1">
            <text:p>Manufacturer:</text:p>
          </table:table-cell>
          <table:covered-table-cell/>
          <table:covered-table-cell table:style-name="ce14"/>
          <table:table-cell table:style-name="ce15" office:value-type="string">
            <office:annotation office:display="true" draw:style-name="gr3" draw:text-style-name="P2" svg:width="1.924in" svg:height="0.2398in" svg:x="4.652in" svg:y="0.6126in" draw:caption-point-x="-1.2406in" draw:caption-point-y="0.0575in">
              <dc:creator>GUM</dc:creator>
              <dc:date>2020-01-04T00:00:00</dc:date>
              <text:p text:style-name="P1"><text:span text:style-name="T1">CardSet.Manufacturer.Name</text:span></text:p>
            </office:annotation>
            <text:p>UDC (Upper Deck)</text:p>
          </table:table-cell>
          <table:table-cell table:style-name="ce14"/>
          <table:table-cell table:style-name="Default" table:number-columns-repeated="8"/>
          <table:table-cell table:style-name="ce24" table:number-columns-repeated="1011"/>
        </table:table-row>
        <table:table-row table:style-name="ro2">
          <table:table-cell table:style-name="ce4" office:value-type="string" table:number-columns-spanned="3" table:number-rows-spanned="1">
            <text:p>Set:</text:p>
          </table:table-cell>
          <table:covered-table-cell/>
          <table:covered-table-cell table:style-name="ce14"/>
          <table:table-cell table:style-name="ce15" office:value-type="string">
            <office:annotation office:display="true" draw:style-name="gr4" draw:text-style-name="P2" svg:width="1.6374in" svg:height="0.261in" svg:x="4.4213in" svg:y="0.9165in" draw:caption-point-x="-1.0098in" draw:caption-point-y="-0.0575in">
              <dc:creator>GUM</dc:creator>
              <dc:date>2020-01-04T00:00:00</dc:date>
              <text:p text:style-name="P1"><text:span text:style-name="T1">CardSet.BaseSetName</text:span></text:p>
            </office:annotation>
            <text:p>O-Pee-Chee</text:p>
          </table:table-cell>
          <table:table-cell table:style-name="ce14"/>
          <table:table-cell table:style-name="Default" table:number-columns-repeated="8"/>
          <table:table-cell table:style-name="ce24" table:number-columns-repeated="1011"/>
        </table:table-row>
        <table:table-row table:style-name="ro2">
          <table:table-cell table:style-name="ce4" office:value-type="string" table:number-columns-spanned="3" table:number-rows-spanned="1">
            <text:p>Insert Set:</text:p>
          </table:table-cell>
          <table:covered-table-cell table:style-name="ce11"/>
          <table:covered-table-cell table:style-name="ce14"/>
          <table:table-cell table:style-name="ce15" office:value-type="string">
            <office:annotation office:display="true" draw:style-name="gr3" draw:text-style-name="P2" svg:width="1.6268in" svg:height="0.2398in" svg:x="5.1799in" svg:y="1.2421in" draw:caption-point-x="-1.7685in" draw:caption-point-y="-0.1945in">
              <dc:creator>GUM</dc:creator>
              <dc:date>2020-01-04T00:00:00</dc:date>
              <text:p text:style-name="P1"><text:span text:style-name="T1">CardSet.InsertSetName</text:span></text:p>
            </office:annotation>
            <text:p>Retro</text:p>
          </table:table-cell>
          <table:table-cell table:style-name="ce14"/>
          <table:table-cell table:style-name="Default" table:number-columns-repeated="8"/>
          <table:table-cell table:style-name="ce24" table:number-columns-repeated="1011"/>
        </table:table-row>
        <table:table-row table:style-name="ro2">
          <table:table-cell table:style-name="ce4" office:value-type="string" table:number-columns-spanned="3" table:number-rows-spanned="1">
            <text:p>Size:</text:p>
          </table:table-cell>
          <table:covered-table-cell table:style-name="ce11"/>
          <table:covered-table-cell table:style-name="ce14"/>
          <table:table-cell table:style-name="ce15" office:value-type="float" office:value="600">
            <office:annotation office:display="true" draw:style-name="gr2" draw:text-style-name="P2" svg:width="1.0327in" svg:height="0.2634in" svg:x="1.1114in" svg:y="1.137in" draw:caption-point-x="2.3in" draw:caption-point-y="0.0996in">
              <dc:creator>GUM</dc:creator>
              <dc:date>2020-01-04T00:00:00</dc:date>
              <text:p text:style-name="P1"><text:span text:style-name="T1">CardSet.Size</text:span></text:p>
            </office:annotation>
            <text:p>600</text:p>
          </table:table-cell>
          <table:table-cell table:style-name="ce14"/>
          <table:table-cell table:style-name="Default" table:number-columns-repeated="8"/>
          <table:table-cell table:style-name="ce24" table:number-columns-repeated="1011"/>
        </table:table-row>
        <table:table-row table:style-name="ro2">
          <table:table-cell table:style-name="ce4" office:value-type="string" table:number-columns-spanned="3" table:number-rows-spanned="1">
            <text:p>Rarity:</text:p>
          </table:table-cell>
          <table:covered-table-cell table:style-name="ce11"/>
          <table:covered-table-cell table:style-name="ce14"/>
          <table:table-cell table:style-name="ce15" office:value-type="string">
            <office:annotation office:display="true" draw:style-name="gr2" draw:text-style-name="P2" svg:width="1.1413in" svg:height="0.2634in" svg:x="1.3425in" svg:y="1.5673in" draw:caption-point-x="2.0689in" draw:caption-point-y="-0.1417in">
              <dc:creator>GUM</dc:creator>
              <dc:date>2020-01-04T00:00:00</dc:date>
              <text:p text:style-name="P1"><text:span text:style-name="T1">CardSet.Rarity</text:span></text:p>
            </office:annotation>
            <text:p>1 per hobby pack, 1:2 retail packs</text:p>
          </table:table-cell>
          <table:table-cell table:style-name="ce14"/>
          <table:table-cell table:style-name="Default" table:number-columns-repeated="8"/>
          <table:table-cell table:style-name="ce24" table:number-columns-repeated="1011"/>
        </table:table-row>
        <table:table-row table:style-name="ro2">
          <table:table-cell table:style-name="ce4" office:value-type="string" table:number-columns-spanned="3" table:number-rows-spanned="1">
            <text:p>Grading Modifier:</text:p>
          </table:table-cell>
          <table:covered-table-cell table:style-name="ce11"/>
          <table:covered-table-cell table:style-name="ce14"/>
          <table:table-cell table:style-name="ce15">
            <office:annotation office:display="true" draw:style-name="gr5" draw:text-style-name="P2" svg:width="1.6264in" svg:height="0.2402in" svg:x="4.8504in" svg:y="1.7035in" draw:caption-point-x="-1.439in" draw:caption-point-y="-0.0894in">
              <dc:creator>GUM</dc:creator>
              <dc:date>2020-01-11T00:00:00</dc:date>
              <text:p text:style-name="P1"><text:span text:style-name="T1">CardSet.GradingModifier</text:span></text:p>
            </office:annotation>
          </table:table-cell>
          <table:table-cell table:style-name="ce14"/>
          <table:table-cell table:style-name="Default" table:number-columns-repeated="8"/>
          <table:table-cell table:style-name="ce24" table:number-columns-repeated="1011"/>
        </table:table-row>
        <table:table-row table:style-name="ro2">
          <table:table-cell table:style-name="ce4" office:value-type="string" table:number-columns-spanned="3" table:number-rows-spanned="1">
            <text:p>Comments:</text:p>
          </table:table-cell>
          <table:covered-table-cell table:style-name="ce11"/>
          <table:covered-table-cell table:style-name="ce14"/>
          <table:table-cell table:style-name="ce16" table:number-columns-spanned="10" table:number-rows-spanned="1">
            <office:annotation office:display="true" draw:style-name="gr5" draw:text-style-name="P2" svg:width="1.3476in" svg:height="0.2402in" svg:x="8.2189in" svg:y="1.3571in" draw:caption-point-x="2.2669in" draw:caption-point-y="0.4461in">
              <dc:creator>GUM</dc:creator>
              <dc:date>2020-01-11T00:00:00</dc:date>
              <text:p text:style-name="P1"><text:span text:style-name="T1">CardSet.Comments</text:span></text:p>
            </office:annotation>
          </table:table-cell>
          <table:covered-table-cell table:style-name="ce14"/>
          <table:covered-table-cell table:number-columns-repeated="8" table:style-name="Default"/>
          <table:table-cell table:style-name="ce24" table:number-columns-repeated="1011"/>
        </table:table-row>
        <table:table-row table:style-name="ro2">
          <table:table-cell/>
          <table:table-cell table:style-name="ce11"/>
          <table:table-cell table:style-name="Default" table:number-columns-repeated="11"/>
          <table:table-cell table:style-name="ce24" table:number-columns-repeated="1011"/>
        </table:table-row>
        <table:table-row table:style-name="ro3">
          <table:table-cell table:style-name="ce6" office:value-type="string">
            <office:annotation office:display="true" draw:style-name="gr6" draw:text-style-name="P2" svg:width="1.0039in" svg:height="0.2496in" svg:x="0.0406in" svg:y="2.7539in" draw:caption-point-x="0.6949in" draw:caption-point-y="-0.5728in">
              <dc:creator>GUM</dc:creator>
              <dc:date>2020-01-15T00:00:00</dc:date>
              <text:p text:style-name="P1"><text:span text:style-name="T1">SingleCard.ID</text:span></text:p>
            </office:annotation>
            <text:p>ID</text:p>
          </table:table-cell>
          <table:table-cell table:style-name="ce12" office:value-type="string">
            <office:annotation office:display="true" draw:style-name="gr7" draw:text-style-name="P2" svg:width="1.261in" svg:height="0.2504in" svg:x="0.2453in" svg:y="3.1323in" draw:caption-point-x="0.9031in" draw:caption-point-y="-0.9512in">
              <dc:creator>GUM</dc:creator>
              <dc:date>2019-12-30T00:00:00</dc:date>
              <text:p text:style-name="P1"><text:span text:style-name="T1">Card.CardNumber</text:span></text:p>
            </office:annotation>
            <text:p>#</text:p>
          </table:table-cell>
          <table:table-cell table:style-name="ce12" office:value-type="string">
            <office:annotation office:display="true" draw:style-name="gr2" draw:text-style-name="P2" svg:width="0.8618in" svg:height="0.2634in" svg:x="1.711in" svg:y="2.7535in" draw:caption-point-x="1.124in" draw:caption-point-y="-0.5724in">
              <dc:creator>GUM</dc:creator>
              <dc:date>2020-01-04T00:00:00</dc:date>
              <text:p text:style-name="P1"><text:span text:style-name="T1">Card.Title</text:span></text:p>
            </office:annotation>
            <text:p>Name / Description</text:p>
          </table:table-cell>
          <table:table-cell table:style-name="ce17" office:value-type="string">
            <office:annotation office:display="true" draw:style-name="gr4" draw:text-style-name="P2" svg:width="1.2307in" svg:height="0.261in" svg:x="2.035in" svg:y="3.1417in" draw:caption-point-x="1.3764in" draw:caption-point-y="-0.9606in">
              <dc:creator>GUM</dc:creator>
              <dc:date>2020-01-11T00:00:00</dc:date>
              <text:p text:style-name="P1"><text:span text:style-name="T1">Card.Attributes</text:span></text:p>
            </office:annotation>
            <text:p>RC?</text:p>
          </table:table-cell>
          <table:table-cell table:style-name="ce12" office:value-type="string">
            <office:annotation office:display="true" draw:style-name="gr8" draw:text-style-name="P2" svg:width="1.5591in" svg:height="0.2508in" svg:x="3.4441in" svg:y="3.0894in" draw:caption-point-x="0.8925in" draw:caption-point-y="-0.9083in">
              <dc:creator>GUM</dc:creator>
              <dc:date>2020-01-04T00:00:00</dc:date>
              <text:p text:style-name="P1"><text:span text:style-name="T1">Card.Team.TeamName</text:span></text:p>
            </office:annotation>
            <text:p>Team</text:p>
          </table:table-cell>
          <table:table-cell table:style-name="ce12" office:value-type="string">
            <office:annotation office:display="true" draw:style-name="gr2" draw:text-style-name="P2" svg:width="0.952in" svg:height="0.2634in" svg:x="3.9524in" svg:y="2.637in" draw:caption-point-x="1.1894in" draw:caption-point-y="-0.4559in">
              <dc:creator>GUM</dc:creator>
              <dc:date>2020-01-04T00:00:00</dc:date>
              <text:p text:style-name="P1"><text:span text:style-name="T1">Card.Position</text:span></text:p>
            </office:annotation>
            <text:p>Position</text:p>
          </table:table-cell>
          <table:table-cell table:style-name="ce12" office:value-type="string">
            <office:annotation office:display="true" draw:style-name="gr4" draw:text-style-name="P2" svg:width="1.8272in" svg:height="0.261in" svg:x="3.6043in" svg:y="3.4354in" draw:caption-point-x="2.1685in" draw:caption-point-y="-1.2543in">
              <dc:creator>GUM</dc:creator>
              <dc:date>2020-01-11T00:00:00</dc:date>
              <text:p text:style-name="P1"><text:span text:style-name="T1">Card.CardValue.LowValue</text:span></text:p>
            </office:annotation>
            <text:p>LOW</text:p>
          </table:table-cell>
          <table:table-cell table:style-name="ce12" office:value-type="string">
            <office:annotation office:display="true" draw:style-name="gr7" draw:text-style-name="P2" svg:width="1.7677in" svg:height="0.2504in" svg:x="4.0272in" svg:y="3.8453in" draw:caption-point-x="2.4319in" draw:caption-point-y="-1.6642in">
              <dc:creator>GUM</dc:creator>
              <dc:date>2020-01-04T00:00:00</dc:date>
              <text:p text:style-name="P1"><text:span text:style-name="T1">Card.CardValue.HighValue</text:span></text:p>
            </office:annotation>
            <text:p>HIGH</text:p>
          </table:table-cell>
          <table:table-cell table:style-name="ce12" office:value-type="string">
            <office:annotation office:display="true" draw:style-name="gr9" draw:text-style-name="P2" svg:width="1.378in" svg:height="0.25in" svg:x="5.6264in" svg:y="2.7008in" draw:caption-point-x="1.5189in" draw:caption-point-y="-0.5197in">
              <dc:creator>GUM</dc:creator>
              <dc:date>2020-01-15T00:00:00</dc:date>
              <text:p text:style-name="P1"><text:span text:style-name="T1">SingleCard.SellPrice</text:span></text:p>
            </office:annotation>
            <text:p>SELL</text:p>
          </table:table-cell>
          <table:table-cell table:style-name="ce12" office:value-type="string">
            <office:annotation office:display="true" draw:style-name="gr3" draw:text-style-name="P2" svg:width="3.0157in" svg:height="0.2398in" svg:x="5.9461in" svg:y="3.5091in" draw:caption-point-x="2.1894in" draw:caption-point-y="-1.328in">
              <dc:creator>GUM</dc:creator>
              <dc:date>2020-01-15T00:00:00</dc:date>
              <text:p text:style-name="P1"><text:span text:style-name="T1">SingleCard.Grading.GradingClass.Abbreviation</text:span></text:p>
            </office:annotation>
            <text:p>Condition</text:p>
          </table:table-cell>
          <table:table-cell table:style-name="ce12" office:value-type="string">
            <office:annotation office:display="true" draw:style-name="gr10" draw:text-style-name="P2" svg:width="1.3421in" svg:height="0.2346in" svg:x="7.2677in" svg:y="2.6906in" draw:caption-point-x="1.6075in" draw:caption-point-y="-0.5094in">
              <dc:creator>GUM</dc:creator>
              <dc:date>2020-01-15T00:00:00</dc:date>
              <text:p text:style-name="P1"><text:span text:style-name="T1">Card.Subset.Name</text:span></text:p>
            </office:annotation>
            <text:p>Subset</text:p>
          </table:table-cell>
          <table:table-cell table:style-name="ce6" office:value-type="string">
            <office:annotation office:display="true" draw:style-name="gr11" draw:text-style-name="P2" svg:width="1.4815in" svg:height="0.2606in" svg:x="8.0854in" svg:y="3.0996in" draw:caption-point-x="1.5189in" draw:caption-point-y="-0.9185in">
              <dc:creator>GUM</dc:creator>
              <dc:date>2020-02-06T00:00:00</dc:date>
              <text:p text:style-name="P1"><text:span text:style-name="T1">SingleCard.Rarity</text:span></text:p>
            </office:annotation>
            <text:p>Rarity</text:p>
          </table:table-cell>
          <table:table-cell table:style-name="ce6" office:value-type="string">
            <text:p>Grading</text:p>
          </table:table-cell>
          <table:table-cell table:style-name="ce6" office:value-type="string">
            <office:annotation office:display="true" draw:style-name="gr12" draw:text-style-name="P2" svg:width="1.2335in" svg:height="0.2394in" svg:x="9.6638in" svg:y="2.7744in" draw:caption-point-x="1.4638in" draw:caption-point-y="-0.5933in">
              <dc:creator>GUM</dc:creator>
              <dc:date>2020-01-15T00:00:00</dc:date>
              <text:p text:style-name="P1"><text:span text:style-name="T1">SingleCard.Cost</text:span></text:p>
            </office:annotation>
            <text:p>Cost</text:p>
          </table:table-cell>
          <table:table-cell table:style-name="ce6" office:value-type="string">
            <office:annotation office:display="true" draw:style-name="gr12" draw:text-style-name="P2" svg:width="1.3213in" svg:height="0.2394in" svg:x="11.0492in" svg:y="2.7957in" draw:caption-point-x="1.2665in" draw:caption-point-y="-0.6146in">
              <dc:creator>GUM</dc:creator>
              <dc:date>2020-01-15T00:00:00</dc:date>
              <text:p text:style-name="P1"><text:span text:style-name="T1">SingleCard.Status</text:span></text:p>
            </office:annotation>
            <text:p>Status</text:p>
          </table:table-cell>
          <table:table-cell table:style-name="ce6" office:value-type="string">
            <office:annotation office:display="true" draw:style-name="gr9" draw:text-style-name="P2" svg:width="1.6933in" svg:height="0.25in" svg:x="11.3039in" svg:y="3.1524in" draw:caption-point-x="1.6862in" draw:caption-point-y="-0.9713in">
              <dc:creator>GUM</dc:creator>
              <dc:date>2020-01-15T00:00:00</dc:date>
              <text:p text:style-name="P1"><text:span text:style-name="T1">SingleCard.PriceSoldFor</text:span></text:p>
            </office:annotation>
            <text:p>Sold</text:p>
          </table:table-cell>
          <table:table-cell table:style-name="ce6" office:value-type="string">
            <office:annotation office:display="true" draw:style-name="gr10" draw:text-style-name="P2" svg:width="1.5736in" svg:height="0.2346in" svg:x="12.7764in" svg:y="2.6276in" draw:caption-point-x="1.5524in" draw:caption-point-y="-0.4465in">
              <dc:creator>GUM</dc:creator>
              <dc:date>2020-01-15T00:00:00</dc:date>
              <text:p text:style-name="P1"><text:span text:style-name="T1">SingleCard.Comments</text:span></text:p>
            </office:annotation>
            <text:p>Comments</text:p>
          </table:table-cell>
          <table:table-cell table:style-name="Default"/>
          <table:table-cell table:style-name="ce29" table:number-columns-repeated="1006"/>
        </table:table-row>
        <table:table-row table:style-name="ro2">
          <table:table-cell table:style-name="ce7" office:value-type="float" office:value="3874">
            <text:p>000387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Corey Perry</text:p>
          </table:table-cell>
          <table:table-cell table:style-name="ce13"/>
          <table:table-cell table:style-name="ce13" office:value-type="string">
            <text:p>Ducks</text:p>
          </table:table-cell>
          <table:table-cell table:style-name="ce21" office:value-type="string">
            <text:p>RW</text:p>
          </table:table-cell>
          <table:table-cell table:style-name="ce21" office:value-type="currency" office:currency="CAD" office:value="1">
            <text:p>$1.00</text:p>
          </table:table-cell>
          <table:table-cell table:style-name="ce21" office:value-type="currency" office:currency="CAD" office:value="2.5">
            <text:p>$2.50</text:p>
          </table:table-cell>
          <table:table-cell table:style-name="ce21" office:value-type="currency" office:currency="CAD" office:value="2.75">
            <text:p>$2.75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520980025865785">
            <text:p>$0.5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75">
            <text:p>0003875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Tyler Ennis</text:p>
          </table:table-cell>
          <table:table-cell table:style-name="ce13"/>
          <table:table-cell table:style-name="ce13" office:value-type="string">
            <text:p>Sabre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2">
            <text:p>$2.00</text:p>
          </table:table-cell>
          <table:table-cell table:number-columns-repeated="2" table:style-name="ce21" office:value-type="currency" office:currency="CAD" office:value="5">
            <text:p>$5.00</text:p>
          </table:table-cell>
          <table:table-cell table:style-name="ce13" office:value-type="string">
            <text:p>NRMT-MT+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1.03">
            <text:p>$1.03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76">
            <text:p>0003876</text:p>
          </table:table-cell>
          <table:table-cell table:style-name="ce13" office:value-type="float" office:value="17">
            <text:p>17</text:p>
          </table:table-cell>
          <table:table-cell table:style-name="ce13" office:value-type="string">
            <text:p>Fernando Pisani</text:p>
          </table:table-cell>
          <table:table-cell table:style-name="ce13"/>
          <table:table-cell table:style-name="ce13" office:value-type="string">
            <text:p>Blackhawks</text:p>
          </table:table-cell>
          <table:table-cell table:style-name="ce21" office:value-type="string">
            <text:p>RW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77">
            <text:p>0003877</text:p>
          </table:table-cell>
          <table:table-cell table:style-name="ce13" office:value-type="float" office:value="26">
            <text:p>26</text:p>
          </table:table-cell>
          <table:table-cell table:style-name="ce13" office:value-type="string">
            <text:p>Luca Caputi</text:p>
          </table:table-cell>
          <table:table-cell table:style-name="ce13"/>
          <table:table-cell table:style-name="ce13" office:value-type="string">
            <text:p>Maple Leafs</text:p>
          </table:table-cell>
          <table:table-cell table:style-name="ce21" office:value-type="string">
            <text:p>LW</text:p>
          </table:table-cell>
          <table:table-cell table:style-name="ce21" office:value-type="currency" office:currency="CAD" office:value="0.75">
            <text:p>$0.75</text:p>
          </table:table-cell>
          <table:table-cell table:style-name="ce21" office:value-type="currency" office:currency="CAD" office:value="2">
            <text:p>$2.00</text:p>
          </table:table-cell>
          <table:table-cell table:style-name="ce21" office:value-type="currency" office:currency="CAD" office:value="2.25">
            <text:p>$2.25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78">
            <text:p>0003878</text:p>
          </table:table-cell>
          <table:table-cell table:style-name="ce13" office:value-type="float" office:value="33">
            <text:p>33</text:p>
          </table:table-cell>
          <table:table-cell table:style-name="ce13" office:value-type="string">
            <text:p>Fedor Tyutin</text:p>
          </table:table-cell>
          <table:table-cell table:style-name="ce13"/>
          <table:table-cell table:style-name="ce13" office:value-type="string">
            <text:p>Blue Jackets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79">
            <text:p>0003879</text:p>
          </table:table-cell>
          <table:table-cell table:style-name="ce13" office:value-type="float" office:value="38">
            <text:p>38</text:p>
          </table:table-cell>
          <table:table-cell table:style-name="ce13" office:value-type="string">
            <text:p>Francois Beauchemin</text:p>
          </table:table-cell>
          <table:table-cell table:style-name="ce13"/>
          <table:table-cell table:style-name="ce13" office:value-type="string">
            <text:p>Maple Leafs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0">
            <text:p>0003880</text:p>
          </table:table-cell>
          <table:table-cell table:style-name="ce13" office:value-type="float" office:value="47">
            <text:p>47</text:p>
          </table:table-cell>
          <table:table-cell table:style-name="ce13" office:value-type="string">
            <text:p>Pavel Datsyuk</text:p>
          </table:table-cell>
          <table:table-cell table:style-name="ce13"/>
          <table:table-cell table:style-name="ce13" office:value-type="string">
            <text:p>Red Wing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1.25">
            <text:p>$1.25</text:p>
          </table:table-cell>
          <table:table-cell table:number-columns-repeated="2" table:style-name="ce21" office:value-type="currency" office:currency="CAD" office:value="3">
            <text:p>$3.00</text:p>
          </table:table-cell>
          <table:table-cell table:style-name="ce13" office:value-type="string">
            <text:p>NRMT-MT+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0.625176031038942">
            <text:p>$0.63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1">
            <text:p>0003881</text:p>
          </table:table-cell>
          <table:table-cell table:style-name="ce13" office:value-type="float" office:value="81">
            <text:p>81</text:p>
          </table:table-cell>
          <table:table-cell table:style-name="ce13" office:value-type="string">
            <text:p>Michal Handzus</text:p>
          </table:table-cell>
          <table:table-cell table:style-name="ce13"/>
          <table:table-cell table:style-name="ce13" office:value-type="string">
            <text:p>King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646">
            <text:p>0003646</text:p>
          </table:table-cell>
          <table:table-cell table:style-name="ce13" office:value-type="float" office:value="93">
            <text:p>93</text:p>
          </table:table-cell>
          <table:table-cell table:style-name="ce13" office:value-type="string">
            <text:p>Ivan Vishnevskiy</text:p>
          </table:table-cell>
          <table:table-cell table:style-name="ce13"/>
          <table:table-cell table:style-name="ce18" office:value-type="string">
            <text:p>Blackhawks</text:p>
          </table:table-cell>
          <table:table-cell table:style-name="ce18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2" office:value-type="currency" office:currency="CAD" office:value="2">
            <text:p>$2.00</text:p>
          </table:table-cell>
          <table:table-cell table:style-name="ce23" table:number-columns-repeated="3"/>
          <table:table-cell table:style-name="ce8"/>
          <table:table-cell table:style-name="ce21" office:value-type="currency" office:currency="CAD" office:value="0.466735537190083">
            <text:p>$0.47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2">
            <text:p>0003882</text:p>
          </table:table-cell>
          <table:table-cell table:style-name="ce13" office:value-type="float" office:value="106">
            <text:p>106</text:p>
          </table:table-cell>
          <table:table-cell table:style-name="ce13" office:value-type="string">
            <text:p>Tom Wandell</text:p>
          </table:table-cell>
          <table:table-cell table:style-name="ce13"/>
          <table:table-cell table:style-name="ce13" office:value-type="string">
            <text:p>Star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0.75">
            <text:p>$0.75</text:p>
          </table:table-cell>
          <table:table-cell table:style-name="ce21" office:value-type="currency" office:currency="CAD" office:value="2">
            <text:p>$2.00</text:p>
          </table:table-cell>
          <table:table-cell table:style-name="ce21" office:value-type="currency" office:currency="CAD" office:value="2.25">
            <text:p>$2.25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3">
            <text:p>0003883</text:p>
          </table:table-cell>
          <table:table-cell table:style-name="ce13" office:value-type="float" office:value="111">
            <text:p>111</text:p>
          </table:table-cell>
          <table:table-cell table:style-name="ce13" office:value-type="string">
            <text:p>Jonathan Bernier</text:p>
          </table:table-cell>
          <table:table-cell table:style-name="ce13"/>
          <table:table-cell table:style-name="ce13" office:value-type="string">
            <text:p>Kings</text:p>
          </table:table-cell>
          <table:table-cell table:style-name="ce21" office:value-type="string">
            <text:p>G</text:p>
          </table:table-cell>
          <table:table-cell table:style-name="ce21" office:value-type="currency" office:currency="CAD" office:value="1">
            <text:p>$1.00</text:p>
          </table:table-cell>
          <table:table-cell table:style-name="ce21" office:value-type="currency" office:currency="CAD" office:value="2.5">
            <text:p>$2.50</text:p>
          </table:table-cell>
          <table:table-cell table:style-name="ce21" office:value-type="currency" office:currency="CAD" office:value="2.75">
            <text:p>$2.75</text:p>
          </table:table-cell>
          <table:table-cell table:style-name="ce13" office:value-type="string">
            <text:p>NRMT-MT+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0.520980025865785">
            <text:p>$0.5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647">
            <text:p>0003647</text:p>
          </table:table-cell>
          <table:table-cell table:style-name="ce13" office:value-type="float" office:value="130">
            <text:p>130</text:p>
          </table:table-cell>
          <table:table-cell table:style-name="ce13" office:value-type="string">
            <text:p>Patrick O'Sullivan</text:p>
          </table:table-cell>
          <table:table-cell table:style-name="ce13"/>
          <table:table-cell table:style-name="ce13" office:value-type="string">
            <text:p>Coyotes</text:p>
          </table:table-cell>
          <table:table-cell table:style-name="ce13" office:value-type="string">
            <text:p>C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/>
          <table:table-cell table:style-name="ce23" table:number-columns-repeated="2"/>
          <table:table-cell table:style-name="ce8"/>
          <table:table-cell table:style-name="ce21" office:value-type="currency" office:currency="CAD" office:value="0.466735537190083">
            <text:p>$0.47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648">
            <text:p>0003648</text:p>
          </table:table-cell>
          <table:table-cell table:style-name="ce13" office:value-type="float" office:value="137">
            <text:p>137</text:p>
          </table:table-cell>
          <table:table-cell table:style-name="ce13" office:value-type="string">
            <text:p>Eric Nystrom</text:p>
          </table:table-cell>
          <table:table-cell table:style-name="ce13"/>
          <table:table-cell table:style-name="ce13" office:value-type="string">
            <text:p>Wild</text:p>
          </table:table-cell>
          <table:table-cell table:style-name="ce13" office:value-type="string">
            <text:p>LW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/>
          <table:table-cell table:style-name="ce23" table:number-columns-repeated="2"/>
          <table:table-cell table:style-name="ce8"/>
          <table:table-cell table:style-name="ce21" office:value-type="currency" office:currency="CAD" office:value="0.466735537190083">
            <text:p>$0.47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649">
            <text:p>0003649</text:p>
          </table:table-cell>
          <table:table-cell table:style-name="ce13" office:value-type="float" office:value="141">
            <text:p>141</text:p>
          </table:table-cell>
          <table:table-cell table:style-name="ce13" office:value-type="string">
            <text:p>Zbynek Michalek</text:p>
          </table:table-cell>
          <table:table-cell table:style-name="ce13"/>
          <table:table-cell table:style-name="ce13" office:value-type="string">
            <text:p>Penguins</text:p>
          </table:table-cell>
          <table:table-cell table:style-name="ce13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/>
          <table:table-cell table:style-name="ce23" table:number-columns-repeated="2"/>
          <table:table-cell table:style-name="ce8"/>
          <table:table-cell table:style-name="ce21" office:value-type="currency" office:currency="CAD" office:value="0.466735537190083">
            <text:p>$0.47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 table:visibility="filter">
          <table:table-cell table:style-name="ce7" office:value-type="float" office:value="3884">
            <text:p>0003884</text:p>
          </table:table-cell>
          <table:table-cell table:style-name="ce13" office:value-type="float" office:value="168">
            <text:p>168</text:p>
          </table:table-cell>
          <table:table-cell table:style-name="ce13" office:value-type="string">
            <text:p>Tom Pyatt</text:p>
          </table:table-cell>
          <table:table-cell table:style-name="ce13"/>
          <table:table-cell table:style-name="ce13" office:value-type="string">
            <text:p>Canadien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6" office:value-type="string">
            <text:p>Traded – Trade #8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650">
            <text:p>0003650</text:p>
          </table:table-cell>
          <table:table-cell table:style-name="ce13" office:value-type="float" office:value="206">
            <text:p>206</text:p>
          </table:table-cell>
          <table:table-cell table:style-name="ce13" office:value-type="string">
            <text:p>Dan Ellis</text:p>
          </table:table-cell>
          <table:table-cell table:style-name="ce13"/>
          <table:table-cell table:style-name="ce13" office:value-type="string">
            <text:p>Lightning</text:p>
          </table:table-cell>
          <table:table-cell table:style-name="ce13" office:value-type="string">
            <text:p>G</text:p>
          </table:table-cell>
          <table:table-cell table:style-name="ce21" office:value-type="currency" office:currency="CAD" office:value="1">
            <text:p>$1.00</text:p>
          </table:table-cell>
          <table:table-cell table:number-columns-repeated="2" table:style-name="ce21" office:value-type="currency" office:currency="CAD" office:value="2.5">
            <text:p>$2.50</text:p>
          </table:table-cell>
          <table:table-cell table:style-name="ce23" office:value-type="string">
            <text:p>NRMT-MT+</text:p>
          </table:table-cell>
          <table:table-cell table:style-name="ce23" table:number-columns-repeated="2"/>
          <table:table-cell table:style-name="ce8"/>
          <table:table-cell table:style-name="ce21" office:value-type="currency" office:currency="CAD" office:value="0.466735537190083">
            <text:p>$0.47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5">
            <text:p>0003885</text:p>
          </table:table-cell>
          <table:table-cell table:style-name="ce13" office:value-type="float" office:value="217">
            <text:p>217</text:p>
          </table:table-cell>
          <table:table-cell table:style-name="ce13" office:value-type="string">
            <text:p>Patrick Dwyer</text:p>
          </table:table-cell>
          <table:table-cell table:style-name="ce13"/>
          <table:table-cell table:style-name="ce13" office:value-type="string">
            <text:p>Hurricanes</text:p>
          </table:table-cell>
          <table:table-cell table:style-name="ce21" office:value-type="string">
            <text:p>RW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6">
            <text:p>0003886</text:p>
          </table:table-cell>
          <table:table-cell table:style-name="ce13" office:value-type="float" office:value="226">
            <text:p>226</text:p>
          </table:table-cell>
          <table:table-cell table:style-name="ce13" office:value-type="string">
            <text:p>Vaclav Prospal</text:p>
          </table:table-cell>
          <table:table-cell table:style-name="ce13"/>
          <table:table-cell table:style-name="ce13" office:value-type="string">
            <text:p>Rangers</text:p>
          </table:table-cell>
          <table:table-cell table:style-name="ce21" office:value-type="string">
            <text:p>LW</text:p>
          </table:table-cell>
          <table:table-cell table:style-name="ce21" office:value-type="currency" office:currency="CAD" office:value="0.75">
            <text:p>$0.75</text:p>
          </table:table-cell>
          <table:table-cell table:style-name="ce21" office:value-type="currency" office:currency="CAD" office:value="2">
            <text:p>$2.00</text:p>
          </table:table-cell>
          <table:table-cell table:style-name="ce21" office:value-type="currency" office:currency="CAD" office:value="2.25">
            <text:p>$2.25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7">
            <text:p>0003887</text:p>
          </table:table-cell>
          <table:table-cell table:style-name="ce13" office:value-type="float" office:value="246">
            <text:p>246</text:p>
          </table:table-cell>
          <table:table-cell table:style-name="ce13" office:value-type="string">
            <text:p>Daymond Langkow</text:p>
          </table:table-cell>
          <table:table-cell table:style-name="ce13"/>
          <table:table-cell table:style-name="ce13" office:value-type="string">
            <text:p>Flame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0.75">
            <text:p>$0.75</text:p>
          </table:table-cell>
          <table:table-cell table:style-name="ce21" office:value-type="currency" office:currency="CAD" office:value="2">
            <text:p>$2.00</text:p>
          </table:table-cell>
          <table:table-cell table:style-name="ce21" office:value-type="currency" office:currency="CAD" office:value="2.25">
            <text:p>$2.25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8">
            <text:p>0003888</text:p>
          </table:table-cell>
          <table:table-cell table:style-name="ce13" office:value-type="float" office:value="248">
            <text:p>248</text:p>
          </table:table-cell>
          <table:table-cell table:style-name="ce13" office:value-type="string">
            <text:p>Cody Franson</text:p>
          </table:table-cell>
          <table:table-cell table:style-name="ce13"/>
          <table:table-cell table:style-name="ce13" office:value-type="string">
            <text:p>Predators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89">
            <text:p>0003889</text:p>
          </table:table-cell>
          <table:table-cell table:style-name="ce13" office:value-type="float" office:value="283">
            <text:p>283</text:p>
          </table:table-cell>
          <table:table-cell table:style-name="ce13" office:value-type="string">
            <text:p>Kristian Huselius</text:p>
          </table:table-cell>
          <table:table-cell table:style-name="ce13"/>
          <table:table-cell table:style-name="ce13" office:value-type="string">
            <text:p>Blue Jackets</text:p>
          </table:table-cell>
          <table:table-cell table:style-name="ce21" office:value-type="string">
            <text:p>LW</text:p>
          </table:table-cell>
          <table:table-cell table:style-name="ce21" office:value-type="currency" office:currency="CAD" office:value="0.75">
            <text:p>$0.75</text:p>
          </table:table-cell>
          <table:table-cell table:style-name="ce21" office:value-type="currency" office:currency="CAD" office:value="2">
            <text:p>$2.00</text:p>
          </table:table-cell>
          <table:table-cell table:style-name="ce21" office:value-type="currency" office:currency="CAD" office:value="2.25">
            <text:p>$2.25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0">
            <text:p>0003890</text:p>
          </table:table-cell>
          <table:table-cell table:style-name="ce13" office:value-type="float" office:value="315">
            <text:p>315</text:p>
          </table:table-cell>
          <table:table-cell table:style-name="ce13" office:value-type="string">
            <text:p>Chris Drury</text:p>
          </table:table-cell>
          <table:table-cell table:style-name="ce13"/>
          <table:table-cell table:style-name="ce13" office:value-type="string">
            <text:p>Ranger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1">
            <text:p>$1.00</text:p>
          </table:table-cell>
          <table:table-cell table:number-columns-repeated="2" table:style-name="ce21" office:value-type="currency" office:currency="CAD" office:value="2.5">
            <text:p>$2.5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520980025865785">
            <text:p>$0.5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1">
            <text:p>0003891</text:p>
          </table:table-cell>
          <table:table-cell table:style-name="ce13" office:value-type="float" office:value="324">
            <text:p>324</text:p>
          </table:table-cell>
          <table:table-cell table:style-name="ce13" office:value-type="string">
            <text:p>Matt Cullen</text:p>
          </table:table-cell>
          <table:table-cell table:style-name="ce13"/>
          <table:table-cell table:style-name="ce13" office:value-type="string">
            <text:p>Wild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2">
            <text:p>0003892</text:p>
          </table:table-cell>
          <table:table-cell table:style-name="ce13" office:value-type="float" office:value="333">
            <text:p>333</text:p>
          </table:table-cell>
          <table:table-cell table:style-name="ce13" office:value-type="string">
            <text:p>Andrew Ladd</text:p>
          </table:table-cell>
          <table:table-cell table:style-name="ce13"/>
          <table:table-cell table:style-name="ce13" office:value-type="string">
            <text:p>Thrashers</text:p>
          </table:table-cell>
          <table:table-cell table:style-name="ce21" office:value-type="string">
            <text:p>LW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3">
            <text:p>0003893</text:p>
          </table:table-cell>
          <table:table-cell table:style-name="ce13" office:value-type="float" office:value="345">
            <text:p>345</text:p>
          </table:table-cell>
          <table:table-cell table:style-name="ce13" office:value-type="string">
            <text:p>Dan Sexton</text:p>
          </table:table-cell>
          <table:table-cell table:style-name="ce13"/>
          <table:table-cell table:style-name="ce13" office:value-type="string">
            <text:p>Ducks</text:p>
          </table:table-cell>
          <table:table-cell table:style-name="ce21" office:value-type="string">
            <text:p>RW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4">
            <text:p>0003894</text:p>
          </table:table-cell>
          <table:table-cell table:style-name="ce13" office:value-type="float" office:value="368">
            <text:p>368</text:p>
          </table:table-cell>
          <table:table-cell table:style-name="ce13" office:value-type="string">
            <text:p>Tomas Vokoun</text:p>
          </table:table-cell>
          <table:table-cell table:style-name="ce13"/>
          <table:table-cell table:style-name="ce13" office:value-type="string">
            <text:p>Panthers</text:p>
          </table:table-cell>
          <table:table-cell table:style-name="ce21" office:value-type="string">
            <text:p>G</text:p>
          </table:table-cell>
          <table:table-cell table:style-name="ce21" office:value-type="currency" office:currency="CAD" office:value="1.25">
            <text:p>$1.25</text:p>
          </table:table-cell>
          <table:table-cell table:style-name="ce21" office:value-type="currency" office:currency="CAD" office:value="3">
            <text:p>$3.00</text:p>
          </table:table-cell>
          <table:table-cell table:style-name="ce21" office:value-type="currency" office:currency="CAD" office:value="3.5">
            <text:p>$3.50</text:p>
          </table:table-cell>
          <table:table-cell table:style-name="ce13" office:value-type="string">
            <text:p>MINT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0.625176031038942">
            <text:p>$0.63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5">
            <text:p>0003895</text:p>
          </table:table-cell>
          <table:table-cell table:style-name="ce13" office:value-type="float" office:value="377">
            <text:p>377</text:p>
          </table:table-cell>
          <table:table-cell table:style-name="ce13" office:value-type="string">
            <text:p>Kent Huskins</text:p>
          </table:table-cell>
          <table:table-cell table:style-name="ce13"/>
          <table:table-cell table:style-name="ce13" office:value-type="string">
            <text:p>Sharks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6">
            <text:p>0003896</text:p>
          </table:table-cell>
          <table:table-cell table:style-name="ce13" office:value-type="float" office:value="379">
            <text:p>379</text:p>
          </table:table-cell>
          <table:table-cell table:style-name="ce13" office:value-type="string">
            <text:p>Brad Boyes</text:p>
          </table:table-cell>
          <table:table-cell table:style-name="ce13"/>
          <table:table-cell table:style-name="ce13" office:value-type="string">
            <text:p>Blues</text:p>
          </table:table-cell>
          <table:table-cell table:style-name="ce21" office:value-type="string">
            <text:p>RW</text:p>
          </table:table-cell>
          <table:table-cell table:style-name="ce21" office:value-type="currency" office:currency="CAD" office:value="1">
            <text:p>$1.00</text:p>
          </table:table-cell>
          <table:table-cell table:style-name="ce21" office:value-type="currency" office:currency="CAD" office:value="2.5">
            <text:p>$2.50</text:p>
          </table:table-cell>
          <table:table-cell table:style-name="ce21" office:value-type="currency" office:currency="CAD" office:value="2.75">
            <text:p>$2.75</text:p>
          </table:table-cell>
          <table:table-cell table:style-name="ce13" office:value-type="string">
            <text:p>MINT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0.520980025865785">
            <text:p>$0.5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 table:visibility="filter">
          <table:table-cell table:style-name="ce7" office:value-type="float" office:value="3897">
            <text:p>0003897</text:p>
          </table:table-cell>
          <table:table-cell table:style-name="ce13" office:value-type="float" office:value="388">
            <text:p>388</text:p>
          </table:table-cell>
          <table:table-cell table:style-name="ce13" office:value-type="string">
            <text:p>Travis Moen</text:p>
          </table:table-cell>
          <table:table-cell table:style-name="ce13"/>
          <table:table-cell table:style-name="ce13" office:value-type="string">
            <text:p>Canadiens</text:p>
          </table:table-cell>
          <table:table-cell table:style-name="ce21" office:value-type="string">
            <text:p>LW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6" office:value-type="string">
            <text:p>Traded – Trade #8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651">
            <text:p>0003651</text:p>
          </table:table-cell>
          <table:table-cell table:style-name="ce13" office:value-type="float" office:value="401">
            <text:p>401</text:p>
          </table:table-cell>
          <table:table-cell table:style-name="ce13" office:value-type="string">
            <text:p>Daniel Briere</text:p>
          </table:table-cell>
          <table:table-cell table:style-name="ce13"/>
          <table:table-cell table:style-name="ce13" office:value-type="string">
            <text:p>Flyer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1.25">
            <text:p>$1.25</text:p>
          </table:table-cell>
          <table:table-cell table:number-columns-repeated="2" table:style-name="ce21" office:value-type="currency" office:currency="CAD" office:value="3">
            <text:p>$3.00</text:p>
          </table:table-cell>
          <table:table-cell table:style-name="ce23" office:value-type="string">
            <text:p>NRMT-MT+</text:p>
          </table:table-cell>
          <table:table-cell table:style-name="ce23" table:number-columns-repeated="2"/>
          <table:table-cell table:style-name="ce8"/>
          <table:table-cell table:style-name="ce21" office:value-type="currency" office:currency="CAD" office:value="0.700103305785124">
            <text:p>$0.70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8">
            <text:p>0003898</text:p>
          </table:table-cell>
          <table:table-cell table:style-name="ce13" office:value-type="float" office:value="407">
            <text:p>407</text:p>
          </table:table-cell>
          <table:table-cell table:style-name="ce13" office:value-type="string">
            <text:p>John Scott</text:p>
          </table:table-cell>
          <table:table-cell table:style-name="ce13"/>
          <table:table-cell table:style-name="ce13" office:value-type="string">
            <text:p>Blackhawks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899">
            <text:p>0003899</text:p>
          </table:table-cell>
          <table:table-cell table:style-name="ce13" office:value-type="float" office:value="409">
            <text:p>409</text:p>
          </table:table-cell>
          <table:table-cell table:style-name="ce13" office:value-type="string">
            <text:p>Mike Lundin</text:p>
          </table:table-cell>
          <table:table-cell table:style-name="ce13"/>
          <table:table-cell table:style-name="ce13" office:value-type="string">
            <text:p>Lightning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0">
            <text:p>0003900</text:p>
          </table:table-cell>
          <table:table-cell table:style-name="ce13" office:value-type="float" office:value="425">
            <text:p>425</text:p>
          </table:table-cell>
          <table:table-cell table:style-name="ce13" office:value-type="string">
            <text:p>Brent Burns</text:p>
          </table:table-cell>
          <table:table-cell table:style-name="ce13"/>
          <table:table-cell table:style-name="ce13" office:value-type="string">
            <text:p>Wild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1">
            <text:p>0003901</text:p>
          </table:table-cell>
          <table:table-cell table:style-name="ce13" office:value-type="float" office:value="470">
            <text:p>470</text:p>
          </table:table-cell>
          <table:table-cell table:style-name="ce13" office:value-type="string">
            <text:p>Anton Babchuk</text:p>
          </table:table-cell>
          <table:table-cell table:style-name="ce13"/>
          <table:table-cell table:style-name="ce13" office:value-type="string">
            <text:p>Hurricanes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0.75">
            <text:p>$0.75</text:p>
          </table:table-cell>
          <table:table-cell table:style-name="ce21" office:value-type="currency" office:currency="CAD" office:value="2">
            <text:p>$2.00</text:p>
          </table:table-cell>
          <table:table-cell table:style-name="ce21" office:value-type="currency" office:currency="CAD" office:value="2.25">
            <text:p>$2.25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2">
            <text:p>0003902</text:p>
          </table:table-cell>
          <table:table-cell table:style-name="ce13" office:value-type="float" office:value="473">
            <text:p>473</text:p>
          </table:table-cell>
          <table:table-cell table:style-name="ce13" office:value-type="string">
            <text:p>Antero Niittymaki</text:p>
          </table:table-cell>
          <table:table-cell table:style-name="ce13"/>
          <table:table-cell table:style-name="ce13" office:value-type="string">
            <text:p>Sharks</text:p>
          </table:table-cell>
          <table:table-cell table:style-name="ce21" office:value-type="string">
            <text:p>G</text:p>
          </table:table-cell>
          <table:table-cell table:style-name="ce21" office:value-type="currency" office:currency="CAD" office:value="1">
            <text:p>$1.00</text:p>
          </table:table-cell>
          <table:table-cell table:style-name="ce21" office:value-type="currency" office:currency="CAD" office:value="2.5">
            <text:p>$2.50</text:p>
          </table:table-cell>
          <table:table-cell table:style-name="ce21" office:value-type="currency" office:currency="CAD" office:value="3.25">
            <text:p>$3.25</text:p>
          </table:table-cell>
          <table:table-cell table:style-name="ce13" office:value-type="string">
            <text:p>MINT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3">
            <text:p>0003903</text:p>
          </table:table-cell>
          <table:table-cell table:style-name="ce13" office:value-type="float" office:value="487">
            <text:p>487</text:p>
          </table:table-cell>
          <table:table-cell table:style-name="ce13" office:value-type="string">
            <text:p>Rob Niedermayer</text:p>
          </table:table-cell>
          <table:table-cell table:style-name="ce13"/>
          <table:table-cell table:style-name="ce13" office:value-type="string">
            <text:p>Sabre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0.75">
            <text:p>$0.75</text:p>
          </table:table-cell>
          <table:table-cell table:number-columns-repeated="2" table:style-name="ce21" office:value-type="currency" office:currency="CAD" office:value="2">
            <text:p>$2.00</text:p>
          </table:table-cell>
          <table:table-cell table:style-name="ce13" table:number-columns-repeated="3"/>
          <table:table-cell table:style-name="ce8"/>
          <table:table-cell table:style-name="ce21" office:value-type="currency" office:currency="CAD" office:value="0.416784020692628">
            <text:p>$0.4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4">
            <text:p>0003904</text:p>
          </table:table-cell>
          <table:table-cell table:style-name="ce13" office:value-type="float" office:value="513">
            <text:p>513</text:p>
          </table:table-cell>
          <table:table-cell table:style-name="ce13" office:value-type="string">
            <text:p>Sergei Bobrovsky</text:p>
          </table:table-cell>
          <table:table-cell table:style-name="ce13" office:value-type="string">
            <text:p>RC </text:p>
          </table:table-cell>
          <table:table-cell table:style-name="ce13" office:value-type="string">
            <text:p>Flyers</text:p>
          </table:table-cell>
          <table:table-cell table:style-name="ce21" office:value-type="string">
            <text:p>G</text:p>
          </table:table-cell>
          <table:table-cell table:style-name="ce21" office:value-type="currency" office:currency="CAD" office:value="4">
            <text:p>$4.00</text:p>
          </table:table-cell>
          <table:table-cell table:style-name="ce21" office:value-type="currency" office:currency="CAD" office:value="10">
            <text:p>$10.00</text:p>
          </table:table-cell>
          <table:table-cell table:style-name="ce21" office:value-type="currency" office:currency="CAD" office:value="13">
            <text:p>$13.00</text:p>
          </table:table-cell>
          <table:table-cell table:style-name="ce13" office:value-type="string">
            <text:p>MINT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3.12588015519471">
            <text:p>$3.13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5">
            <text:p>0003905</text:p>
          </table:table-cell>
          <table:table-cell table:style-name="ce13" office:value-type="float" office:value="516">
            <text:p>516</text:p>
          </table:table-cell>
          <table:table-cell table:style-name="ce13" office:value-type="string">
            <text:p>Brandon Yip</text:p>
          </table:table-cell>
          <table:table-cell table:style-name="ce13" office:value-type="string">
            <text:p>RC </text:p>
          </table:table-cell>
          <table:table-cell table:style-name="ce13" office:value-type="string">
            <text:p>Avalanche</text:p>
          </table:table-cell>
          <table:table-cell table:style-name="ce21" office:value-type="string">
            <text:p>RW</text:p>
          </table:table-cell>
          <table:table-cell table:style-name="ce21" office:value-type="currency" office:currency="CAD" office:value="1.25">
            <text:p>$1.25</text:p>
          </table:table-cell>
          <table:table-cell table:style-name="ce21" office:value-type="currency" office:currency="CAD" office:value="3">
            <text:p>$3.00</text:p>
          </table:table-cell>
          <table:table-cell table:style-name="ce21" office:value-type="currency" office:currency="CAD" office:value="3.5">
            <text:p>$3.50</text:p>
          </table:table-cell>
          <table:table-cell table:style-name="ce13" office:value-type="string">
            <text:p>NRMT-MT+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1.03">
            <text:p>$1.03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6">
            <text:p>0003906</text:p>
          </table:table-cell>
          <table:table-cell table:style-name="ce13" office:value-type="float" office:value="539">
            <text:p>539</text:p>
          </table:table-cell>
          <table:table-cell table:style-name="ce13" office:value-type="string">
            <text:p>Zac Dalpe</text:p>
          </table:table-cell>
          <table:table-cell table:style-name="ce13" office:value-type="string">
            <text:p>RC </text:p>
          </table:table-cell>
          <table:table-cell table:style-name="ce13" office:value-type="string">
            <text:p>Hurricane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1.25">
            <text:p>$1.25</text:p>
          </table:table-cell>
          <table:table-cell table:style-name="ce21" office:value-type="currency" office:currency="CAD" office:value="3">
            <text:p>$3.00</text:p>
          </table:table-cell>
          <table:table-cell table:style-name="ce21" office:value-type="currency" office:currency="CAD" office:value="3.5">
            <text:p>$3.50</text:p>
          </table:table-cell>
          <table:table-cell table:style-name="ce13" office:value-type="string">
            <text:p>NRMT-MT+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0.625176031038942">
            <text:p>$0.63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7">
            <text:p>0003907</text:p>
          </table:table-cell>
          <table:table-cell table:style-name="ce13" office:value-type="float" office:value="548">
            <text:p>548</text:p>
          </table:table-cell>
          <table:table-cell table:style-name="ce13" office:value-type="string">
            <text:p>Jeff Skinner</text:p>
          </table:table-cell>
          <table:table-cell table:style-name="ce13" office:value-type="string">
            <text:p>RC </text:p>
          </table:table-cell>
          <table:table-cell table:style-name="ce13" office:value-type="string">
            <text:p>Hurricane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5">
            <text:p>$5.00</text:p>
          </table:table-cell>
          <table:table-cell table:style-name="ce21" office:value-type="currency" office:currency="CAD" office:value="12">
            <text:p>$12.00</text:p>
          </table:table-cell>
          <table:table-cell table:style-name="ce21" office:value-type="currency" office:currency="CAD" office:value="15">
            <text:p>$15.00</text:p>
          </table:table-cell>
          <table:table-cell table:style-name="ce13" office:value-type="string">
            <text:p>MINT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3.12">
            <text:p>$3.12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8">
            <text:p>0003908</text:p>
          </table:table-cell>
          <table:table-cell table:style-name="ce13" office:value-type="float" office:value="554">
            <text:p>554</text:p>
          </table:table-cell>
          <table:table-cell table:style-name="ce13" office:value-type="string">
            <text:p>Gilbert Perreault</text:p>
          </table:table-cell>
          <table:table-cell table:style-name="ce13"/>
          <table:table-cell table:style-name="ce13" office:value-type="string">
            <text:p>Sabre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2.5">
            <text:p>$2.50</text:p>
          </table:table-cell>
          <table:table-cell table:style-name="ce21" office:value-type="currency" office:currency="CAD" office:value="6">
            <text:p>$6.00</text:p>
          </table:table-cell>
          <table:table-cell table:style-name="ce21" office:value-type="currency" office:currency="CAD" office:value="5.75">
            <text:p>$5.75</text:p>
          </table:table-cell>
          <table:table-cell table:style-name="ce13" office:value-type="string">
            <text:p>NRMT-MT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1.24">
            <text:p>$1.24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909">
            <text:p>0003909</text:p>
          </table:table-cell>
          <table:table-cell table:style-name="ce13" office:value-type="float" office:value="595">
            <text:p>595</text:p>
          </table:table-cell>
          <table:table-cell table:style-name="ce13" office:value-type="string">
            <text:p>Steve Yzerman</text:p>
          </table:table-cell>
          <table:table-cell table:style-name="ce13"/>
          <table:table-cell table:style-name="ce13" office:value-type="string">
            <text:p>Red Wings</text:p>
          </table:table-cell>
          <table:table-cell table:style-name="ce21" office:value-type="string">
            <text:p>C</text:p>
          </table:table-cell>
          <table:table-cell table:style-name="ce21" office:value-type="currency" office:currency="CAD" office:value="4">
            <text:p>$4.00</text:p>
          </table:table-cell>
          <table:table-cell table:number-columns-repeated="2" table:style-name="ce21" office:value-type="currency" office:currency="CAD" office:value="10">
            <text:p>$10.00</text:p>
          </table:table-cell>
          <table:table-cell table:style-name="ce13" office:value-type="string">
            <text:p>NRMT-MT+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2.07">
            <text:p>$2.07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>
          <table:table-cell table:style-name="ce7" office:value-type="float" office:value="3652">
            <text:p>0003652</text:p>
          </table:table-cell>
          <table:table-cell table:style-name="ce13" office:value-type="float" office:value="597">
            <text:p>597</text:p>
          </table:table-cell>
          <table:table-cell table:style-name="ce13" office:value-type="string">
            <text:p>Bobby Orr</text:p>
          </table:table-cell>
          <table:table-cell table:style-name="ce13"/>
          <table:table-cell table:style-name="ce13" office:value-type="string">
            <text:p>Bruins</text:p>
          </table:table-cell>
          <table:table-cell table:style-name="ce21" office:value-type="string">
            <text:p>D</text:p>
          </table:table-cell>
          <table:table-cell table:style-name="ce21" office:value-type="currency" office:currency="CAD" office:value="4">
            <text:p>$4.00</text:p>
          </table:table-cell>
          <table:table-cell table:number-columns-repeated="2" table:style-name="ce21" office:value-type="currency" office:currency="CAD" office:value="10">
            <text:p>$10.00</text:p>
          </table:table-cell>
          <table:table-cell table:style-name="ce13" office:value-type="string">
            <text:p>NRMT-MT+</text:p>
          </table:table-cell>
          <table:table-cell table:style-name="ce13" table:number-columns-repeated="2"/>
          <table:table-cell table:style-name="ce8"/>
          <table:table-cell table:style-name="ce21" office:value-type="currency" office:currency="CAD" office:value="2.33367768595041">
            <text:p>$2.33</text:p>
          </table:table-cell>
          <table:table-cell table:style-name="ce21" office:value-type="string">
            <text:p>Available</text:p>
          </table:table-cell>
          <table:table-cell table:style-name="ce27"/>
          <table:table-cell table:style-name="ce28"/>
          <table:table-cell table:style-name="Default"/>
          <table:table-cell table:number-columns-repeated="1006"/>
        </table:table-row>
        <table:table-row table:style-name="ro2" table:visibility="filter">
          <table:table-cell table:style-name="ce8" table:number-columns-repeated="13"/>
          <table:table-cell table:style-name="ce25"/>
          <table:table-cell table:style-name="ce21"/>
          <table:table-cell table:style-name="ce27"/>
          <table:table-cell table:style-name="ce8"/>
          <table:table-cell table:style-name="Default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>
            <text:p>Statistics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Default" office:value-type="string">
            <text:p>Total Cards Owned</text:p>
          </table:table-cell>
          <table:table-cell table:style-name="Default" table:number-columns-repeated="3"/>
          <table:table-cell table:style-name="Default" table:formula="of:=COUNTA([.G13:.G56])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otal HI Value Owned</text:p>
          </table:table-cell>
          <table:table-cell table:style-name="Default" table:number-columns-repeated="3"/>
          <table:table-cell table:style-name="ce19" table:formula="of:=SUM([.H13:.H56])" office:value-type="currency" office:currency="CAD" office:value="135">
            <text:p>$135.00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otal LOW Value Owned</text:p>
          </table:table-cell>
          <table:table-cell table:style-name="Default" table:number-columns-repeated="3"/>
          <table:table-cell table:style-name="ce19" table:formula="of:=SUM([.G13:.G56])" office:value-type="currency" office:currency="CAD" office:value="53.25">
            <text:p>$53.25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otal SELL Value Owned</text:p>
          </table:table-cell>
          <table:table-cell table:style-name="Default" table:number-columns-repeated="3"/>
          <table:table-cell table:style-name="ce19" table:formula="of:=SUM([.I13:.I56])" office:value-type="currency" office:currency="CAD" office:value="145.25">
            <text:p>$145.25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otal COST</text:p>
          </table:table-cell>
          <table:table-cell table:style-name="Default" table:number-columns-repeated="3"/>
          <table:table-cell table:style-name="ce19" table:formula="of:=SUM([.N13:.N56])" office:value-type="currency" office:currency="CAD" office:value="30.5288195053911">
            <text:p>$30.53</text:p>
          </table:table-cell>
          <table:table-cell table:number-columns-repeated="1019"/>
        </table:table-row>
        <table:table-row table:style-name="ro2">
          <table:table-cell table:style-name="ce10"/>
          <table:table-cell table:style-name="Default" table:number-columns-repeated="3"/>
          <table:table-cell table:style-name="ce19"/>
          <table:table-cell table:number-columns-repeated="1019"/>
        </table:table-row>
        <table:table-row table:style-name="ro2">
          <table:table-cell table:style-name="ce9" office:value-type="string">
            <text:p>Notes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Default" office:value-type="string">
            <text:p>Last Value Update</text:p>
          </table:table-cell>
          <table:table-cell table:style-name="Default" table:number-columns-repeated="3"/>
          <table:table-cell table:style-name="ce20" office:value-type="string">
            <office:annotation office:display="true" draw:style-name="gr13" draw:text-style-name="P2" svg:width="2.2189in" svg:height="0.3902in" svg:x="4.7087in" svg:y="11.5402in" draw:caption-point-x="-0.372in" draw:caption-point-y="0.4354in">
              <dc:creator>GUM</dc:creator>
              <dc:date>2020-01-15T00:00:00</dc:date>
              <text:p text:style-name="P1"><text:span text:style-name="T1">Card.CardValue.LastAppraisal – update each card with this value</text:span></text:p>
            </office:annotation>
            <text:p>August 1, 2011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Last Inventory Check</text:p>
          </table:table-cell>
          <table:table-cell table:style-name="Default" table:number-columns-repeated="3"/>
          <table:table-cell table:style-name="ce20" office:value-type="string">
            <office:annotation office:display="true" draw:style-name="gr12" draw:text-style-name="P2" svg:width="1.9988in" svg:height="0.2394in" svg:x="4.7087in" svg:y="11.9917in" draw:caption-point-x="-0.372in" draw:caption-point-y="0.1728in">
              <dc:creator>GUM</dc:creator>
              <dc:date>2020-01-15T00:00:00</dc:date>
              <text:p text:style-name="P1"><text:span text:style-name="T1">CardSet.LastInventoryCheck</text:span></text:p>
            </office:annotation>
            <text:p>August 6, 2011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Last Published To Google Docs</text:p>
          </table:table-cell>
          <table:table-cell table:style-name="Default" table:number-columns-repeated="3"/>
          <table:table-cell table:style-name="ce20" office:value-type="string">
            <office:annotation office:display="true" draw:style-name="gr10" draw:text-style-name="P2" svg:width="2.4386in" svg:height="0.2346in" svg:x="4.665in" svg:y="12.2535in" draw:caption-point-x="-0.3283in" draw:caption-point-y="0.0996in">
              <dc:creator>GUM</dc:creator>
              <dc:date>2020-01-11T00:00:00</dc:date>
              <text:p text:style-name="P1"><text:span text:style-name="T1">LEAVING THIS BEHIND</text:span></text:p>
            </office:annotation>
            <text:p>August 6, 2011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Pricing Source</text:p>
          </table:table-cell>
          <table:table-cell table:number-columns-repeated="3"/>
          <table:table-cell table:style-name="ce10" office:value-type="string">
            <office:annotation office:display="true" draw:style-name="gr14" draw:text-style-name="P2" svg:width="2.285in" svg:height="0.5457in" svg:x="6.578in" svg:y="12.6in" draw:caption-point-x="-2.2413in" draw:caption-point-y="-0.0579in">
              <dc:creator>GUM</dc:creator>
              <dc:date>2020-01-15T00:00:00</dc:date>
              <text:p text:style-name="P1"><text:span text:style-name="T1">Card.CardValue.LastAppraisalSource – update each card with this value</text:span></text:p>
            </office:annotation>
            <text:p>Beckett Online Price Guide (August 1, 2011)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Beckett.com Last Update</text:p>
          </table:table-cell>
          <table:table-cell table:number-columns-repeated="3"/>
          <table:table-cell table:style-name="ce20" office:value-type="string">
            <office:annotation office:display="true" draw:style-name="gr10" draw:text-style-name="P2" svg:width="1.9in" svg:height="0.2346in" svg:x="4.5106in" svg:y="13.1146in" draw:caption-point-x="-0.174in" draw:caption-point-y="-0.3835in">
              <dc:creator>GUM</dc:creator>
              <dc:date>2020-01-11T00:00:00</dc:date>
              <text:p text:style-name="P1"><text:span text:style-name="T1">CardsSet.LastBeckettUpdate</text:span></text:p>
            </office:annotation>
            <text:p>August 6, 2011</text:p>
          </table:table-cell>
          <table:table-cell table:number-columns-repeated="1019"/>
        </table:table-row>
        <table:table-row table:style-name="ro2" table:number-rows-repeated="6546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Retro.A12:Retro.Q56" table:display-filter-buttons="true">
          <table:filter>
            <table:filter-condition table:field-number="14" table:value="Available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7"/>
    </number:number-style>
    <number:text-style style:name="N119">
      <number:text-content/>
      <number:text>H-0000000</number:text>
    </number:text-style>
    <number:text-style style:name="N120">
      <number:text-content/>
      <number:text>H-9999999</number:text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3937in" fo:margin-bottom="0.3937in" fo:margin-left="0.3937in" fo:margin-right="0.3937in" style:shadow="none" style:writing-mode="lr-tb"/>
      <style:header-style>
        <style:header-footer-properties fo:min-height="0.2953in" fo:margin-left="0in" fo:margin-right="0.1965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Geo Trading Cards:</text:p>
          <text:p>Inventory Listings</text:p>
        </style:region-left>
        <style:region-right>
          <text:p>2010-11 O-Pee-Chee Retro</text:p>
        </style:region-right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2/06/2020</text:date>, <text:time>06:4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11-08-01T22:53:59.54</meta:creation-date>
    <dc:language>en-US</dc:language>
    <meta:editing-cycles>23</meta:editing-cycles>
    <meta:editing-duration>P9DT20H7M22S</meta:editing-duration>
    <meta:initial-creator>George Marr</meta:initial-creator>
    <dc:date>2020-02-06T06:45:33.92</dc:date>
    <dc:creator>George Marr</dc:creator>
    <meta:document-statistic meta:table-count="1" meta:cell-count="505" meta:object-count="0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orge Marr" dc:date-time="2011-08-06T13:08:12"/>
  <VL:version-entry VL:title="Version2" VL:comment="Initial entry: April blaster pack and June hobby box" VL:creator="George Marr" dc:date-time="2011-08-06T23:09:23"/>
  <VL:version-entry VL:title="Version3" VL:comment="Trade #8 adjustments" VL:creator="George Marr" dc:date-time="2013-04-14T19:47:47"/>
  <VL:version-entry VL:title="Version4" VL:comment="Automatically saved version" VL:creator="George Marr" dc:date-time="2019-12-30T14:20:48"/>
  <VL:version-entry VL:title="Version5" VL:comment="Automatically saved version" VL:creator="George Marr" dc:date-time="2020-01-04T15:41:18"/>
  <VL:version-entry VL:title="Version6" VL:comment="Automatically saved version" VL:creator="George Marr" dc:date-time="2020-01-12T10:15:03"/>
  <VL:version-entry VL:title="Version7" VL:comment="Automatically saved version" VL:creator="George Marr" dc:date-time="2020-01-15T17:00:58"/>
  <VL:version-entry VL:title="Version8" VL:comment="Automatically saved version" VL:creator="George Marr" dc:date-time="2020-01-24T20:47:07"/>
  <VL:version-entry VL:title="Version9" VL:comment="Automatically saved version" VL:creator="George Marr" dc:date-time="2020-01-31T06:00:58"/>
  <VL:version-entry VL:title="Version10" VL:comment="Automatically saved version" VL:creator="George Marr" dc:date-time="2020-02-06T06:45:35"/>
</VL:version-list>
</file>